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0aa5" officeooo:paragraph-rsid="00050aa5"/>
    </style:style>
    <style:style style:name="P2" style:family="paragraph" style:parent-style-name="Standard" style:list-style-name="L1">
      <style:text-properties officeooo:rsid="000629ba" officeooo:paragraph-rsid="000629ba"/>
    </style:style>
    <style:style style:name="P3" style:family="paragraph" style:parent-style-name="Standard" style:list-style-name="L1">
      <style:text-properties officeooo:rsid="00067f98" officeooo:paragraph-rsid="00067f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88100513" text:style-name="L1">
        <text:list-item>
          <text:p text:style-name="P1">Questions about Sengine</text:p>
          <text:list>
            <text:list-item>
              <text:p text:style-name="P2">Do you have a need for single-use tools frequently(file converters, timers, translators, etc.)?</text:p>
            </text:list-item>
            <text:list-item>
              <text:p text:style-name="P2">What do you mainly use these converters for?</text:p>
            </text:list-item>
            <text:list-item>
              <text:p text:style-name="P2">If so do you have any frustrations with these utilities?</text:p>
            </text:list-item>
            <text:list-item>
              <text:p text:style-name="P2">Do you frequently find yourself helping others with technology problems?</text:p>
            </text:list-item>
            <text:list-item>
              <text:p text:style-name="P2">If there was a tool that aggregated simple single-use utilities how ould you like to use it?</text:p>
              <text:list>
                <text:list-item>
                  <text:p text:style-name="P2">Through a major search engine(google, etc)</text:p>
                </text:list-item>
                <text:list-item>
                  <text:p text:style-name="P2">Through its own search engine</text:p>
                </text:list-item>
                <text:list-item>
                  <text:p text:style-name="P2">As a web app</text:p>
                </text:list-item>
                <text:list-item>
                  <text:p text:style-name="P2">As a downloadable application</text:p>
                </text:list-item>
              </text:list>
            </text:list-item>
            <text:list-item>
              <text:p text:style-name="P3">How would you classify your level of computer expertise</text:p>
              <text:list>
                <text:list-item>
                  <text:p text:style-name="P3">Less familiar</text:p>
                </text:list-item>
                <text:list-item>
                  <text:p text:style-name="P3">Somewhat familiar</text:p>
                </text:list-item>
                <text:list-item>
                  <text:p text:style-name="P3">Very familiar</text:p>
                </text:list-item>
                <text:list-item>
                  <text:p text:style-name="P3">Superuser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3.1$Linux_X86_64 LibreOffice_project/00$Build-1</meta:generator>
    <dc:date>2021-03-02T23:21:05.065498670</dc:date>
    <meta:editing-duration>PT1H32M18S</meta:editing-duration>
    <meta:editing-cycles>4</meta:editing-cycles>
    <meta:document-statistic meta:table-count="0" meta:image-count="0" meta:object-count="0" meta:page-count="1" meta:paragraph-count="15" meta:word-count="111" meta:character-count="616" meta:non-whitespace-character-count="535"/>
  </office:meta>
</office:document-meta>
</file>